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Benutzerrechte</text:span></text:p>
      <text:p text:style-name="P2"><text:span text:style-name="T2"><text:line-break/><text:line-break/></text:span><text:span text:style-name="T3">1. In welchen Gruppen ist Ihr Benutzername Mitglied?<text:line-break/></text:span></text:p>
      <text:p text:style-name="P2"><text:span text:style-name="T3"><text:line-break/></text:span><text:span text:style-name="T4"/></text:p>
      <text:p text:style-name="P2"><text:span text:style-name="T5">2. Finden Sie zum Befehl<text:s/></text:span><text:span text:style-name="T6">groups</text:span><text:span text:style-name="T7"><text:s/>heraus was dieser ausgibt und bilden die Ausgabe mit dem Befehl id nach.<text:line-break/><text:line-break/><text:line-break/></text:span></text:p>
      <text:p text:style-name="P2"><text:span text:style-name="T7">3. Editieren Sie die Datei /etc/sudoers mit<text:s/></text:span><text:span text:style-name="T8">visudo<text:s/></text:span><text:span text:style-name="T9">und tragen einen neuen Benutzer ein.<text:line-break/><text:line-break/><text:line-break/></text:span></text:p>
      <text:p text:style-name="P2"><text:span text:style-name="T9">4. Lassen Sie sich nur Ihre UID anzeigen.<text:line-break/><text:line-break/><text:line-break/></text:span></text:p>
      <text:p text:style-name="P2"><text:span text:style-name="T9">5. Wechseln Sie mit 2 Möglichkeiten zum Benutzer root.</text:span></text:p>
      <text:p text:style-name="P2"><text:span text:style-name="T9"><text:line-break/>Was ist der Unterschied zwischen<text:s/></text:span><text:span text:style-name="T10">sudo -i</text:span><text:span text:style-name="T11"><text:s/>und<text:s/></text:span><text:span text:style-name="T12">sudo su?<text:line-break/><text:line-break/></text:span></text:p>
      <text:p text:style-name="P2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